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style:text-line-through-style="solid" style:text-line-through-type="singl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line-through-style="solid" style:text-line-through-type="sing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Consider removing quadrants</text:span></text:p>
            <text:p text:style-name="P1"><text:span text:style-name="T1"/></text:p>
            <text:p text:style-name="P1"><text:span text:style-name="T1">&gt;scan</text:span></text:p>
            <text:p text:style-name="P1"><text:span text:style-name="T1">Scans volume around you for planets (ls)</text:span></text:p>
            <text:p text:style-name="P1"><text:span text:style-name="T1"/></text:p>
            <text:p text:style-name="P1"><text:span text:style-name="T1">Universe expands with more solar systems as you destroy plan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First person cockpit view</text:span></text:p>
            <text:p text:style-name="P1"><text:span text:style-name="T1"/></text:p>
            <text:p text:style-name="P1"><text:span text:style-name="T1">Polyps/thing that splat on your windshield for scale</text:span></text:p>
            <text:p text:style-name="P1"><text:span text:style-name="T1">1 pixel-&gt;splat in a very short amount of time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>
          <draw:text-box>
            <text:p text:style-name="P1"><text:span text:style-name="T2">Encrypted Planets?</text:span></text:p>
            <text:p text:style-name="P1"><text:span text:style-name="T2"/></text:p>
            <text:p text:style-name="P1"><text:span text:style-name="T2">Maybe make all planet names numbers?</text:span></text:p>
            <text:p text:style-name="P1"><text:span text:style-name="T2"/></text:p>
            <text:p text:style-name="P1"><text:span text:style-name="T2">Caesar: new command! Brute force (bf)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>end of game, export map as obj using exporter tool:</text:p>
            <text:p>https://www.assetstore.unity3d.com/en/#!/content/22250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>The kinetic laser is a simple type of energy, one who's damage is really only influenced by the planet's mass and combustion energy (HP).</text:p>
            <text:p/>
            <text:p>This is actually a good thing, as it allows the concept of composition/energy relationships to be introduced a little later on, after the basics of throw big rock at bigger rock really fast, bigger rock get hurt too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5DT3H41M49S</meta:editing-duration>
    <meta:editing-cycles>13</meta:editing-cycles>
    <meta:generator>LibreOffice/5.3.4.2$Windows_x86 LibreOffice_project/f82d347ccc0be322489bf7da61d7e4ad13fe2ff3</meta:generator>
    <dc:date>2017-08-23T01:31:52.986000000</dc:date>
    <meta:document-statistic meta:object-count="36"/>
  </office:meta>
</office:document-meta>
</file>